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weight="bold" officeooo:rsid="00180a85" officeooo:paragraph-rsid="00180a85" style:font-weight-asian="bold" style:font-weight-complex="bold"/>
    </style:style>
    <style:style style:name="P2" style:family="paragraph" style:parent-style-name="Text_20_body">
      <style:text-properties fo:font-weight="bold" officeooo:rsid="00180a85" officeooo:paragraph-rsid="0022649a" style:font-weight-asian="bold" style:font-weight-complex="bold"/>
    </style:style>
    <style:style style:name="P3" style:family="paragraph" style:parent-style-name="Text_20_body">
      <style:text-properties fo:font-weight="bold" officeooo:rsid="00180a85" officeooo:paragraph-rsid="002463f2" style:font-weight-asian="bold" style:font-weight-complex="bold"/>
    </style:style>
    <style:style style:name="P4" style:family="paragraph" style:parent-style-name="Text_20_body">
      <style:text-properties fo:font-weight="bold" officeooo:rsid="00180a85" officeooo:paragraph-rsid="002b2a09" style:font-weight-asian="bold" style:font-weight-complex="bold"/>
    </style:style>
    <style:style style:name="P5" style:family="paragraph" style:parent-style-name="Text_20_body">
      <style:text-properties fo:font-weight="bold" officeooo:rsid="00180a85" officeooo:paragraph-rsid="002c58e0" style:font-weight-asian="bold" style:font-weight-complex="bold"/>
    </style:style>
    <style:style style:name="P6" style:family="paragraph" style:parent-style-name="Text_20_body">
      <style:text-properties fo:font-weight="bold" officeooo:rsid="00180a85" officeooo:paragraph-rsid="002c5a7d" style:font-weight-asian="bold" style:font-weight-complex="bold"/>
    </style:style>
    <style:style style:name="P7" style:family="paragraph" style:parent-style-name="Text_20_body">
      <style:text-properties fo:font-weight="bold" officeooo:rsid="00180a85" officeooo:paragraph-rsid="003830e6" style:font-weight-asian="bold" style:font-weight-complex="bold"/>
    </style:style>
    <style:style style:name="P8" style:family="paragraph" style:parent-style-name="Text_20_body">
      <style:text-properties fo:font-weight="bold" officeooo:rsid="00209bf9" officeooo:paragraph-rsid="002463f2" style:font-weight-asian="bold" style:font-weight-complex="bold"/>
    </style:style>
    <style:style style:name="P9" style:family="paragraph" style:parent-style-name="Text_20_body">
      <style:text-properties fo:font-weight="bold" officeooo:rsid="00209bf9" officeooo:paragraph-rsid="00180a85" style:font-weight-asian="bold" style:font-weight-complex="bold"/>
    </style:style>
    <style:style style:name="P10" style:family="paragraph" style:parent-style-name="Text_20_body">
      <style:text-properties fo:font-weight="bold" officeooo:rsid="00315c25" officeooo:paragraph-rsid="00315c25" style:font-weight-asian="bold" style:font-weight-complex="bold"/>
    </style:style>
    <style:style style:name="P11" style:family="paragraph" style:parent-style-name="Text_20_body">
      <style:text-properties fo:font-weight="bold" officeooo:rsid="002463f2" officeooo:paragraph-rsid="002463f2" style:font-weight-asian="bold" style:font-weight-complex="bold"/>
    </style:style>
    <style:style style:name="P12" style:family="paragraph" style:parent-style-name="Text_20_body">
      <style:text-properties fo:font-weight="bold" officeooo:rsid="00324be6" officeooo:paragraph-rsid="00324be6" style:font-weight-asian="bold" style:font-weight-complex="bold"/>
    </style:style>
    <style:style style:name="P13" style:family="paragraph" style:parent-style-name="Text_20_body">
      <style:text-properties fo:font-weight="bold" officeooo:rsid="00343467" officeooo:paragraph-rsid="00343467" style:font-weight-asian="bold" style:font-weight-complex="bold"/>
    </style:style>
    <style:style style:name="P14" style:family="paragraph" style:parent-style-name="Text_20_body">
      <style:text-properties fo:font-weight="bold" officeooo:rsid="0036dd21" officeooo:paragraph-rsid="0036dd21" style:font-weight-asian="bold" style:font-weight-complex="bold"/>
    </style:style>
    <style:style style:name="P15" style:family="paragraph" style:parent-style-name="Text_20_body">
      <style:text-properties fo:font-weight="normal" officeooo:rsid="00180a85" officeooo:paragraph-rsid="00180a85" style:font-weight-asian="normal" style:font-weight-complex="normal"/>
    </style:style>
    <style:style style:name="P16" style:family="paragraph" style:parent-style-name="Text_20_body">
      <style:text-properties fo:font-weight="normal" officeooo:rsid="00180a85" officeooo:paragraph-rsid="00315c25" style:font-weight-asian="normal" style:font-weight-complex="normal"/>
    </style:style>
    <style:style style:name="P17" style:family="paragraph" style:parent-style-name="Text_20_body">
      <style:text-properties fo:font-weight="normal" officeooo:rsid="00299982" officeooo:paragraph-rsid="00299982" style:font-weight-asian="normal" style:font-weight-complex="normal"/>
    </style:style>
    <style:style style:name="P18" style:family="paragraph" style:parent-style-name="Text_20_body">
      <style:text-properties fo:font-weight="normal" officeooo:rsid="00299982" officeooo:paragraph-rsid="00315c25" style:font-weight-asian="normal" style:font-weight-complex="normal"/>
    </style:style>
    <style:style style:name="P19" style:family="paragraph" style:parent-style-name="Text_20_body">
      <style:text-properties fo:font-weight="normal" officeooo:rsid="002ae43e" officeooo:paragraph-rsid="002ae43e" style:font-weight-asian="normal" style:font-weight-complex="normal"/>
    </style:style>
    <style:style style:name="P20" style:family="paragraph" style:parent-style-name="Text_20_body">
      <style:text-properties fo:font-weight="normal" officeooo:rsid="002ae43e" officeooo:paragraph-rsid="002e24f5" style:font-weight-asian="normal" style:font-weight-complex="normal"/>
    </style:style>
    <style:style style:name="P21" style:family="paragraph" style:parent-style-name="Text_20_body">
      <style:text-properties fo:font-weight="normal" officeooo:rsid="002ae43e" officeooo:paragraph-rsid="0036dd21" style:font-weight-asian="normal" style:font-weight-complex="normal"/>
    </style:style>
    <style:style style:name="P22" style:family="paragraph" style:parent-style-name="Text_20_body">
      <style:text-properties fo:font-weight="normal" officeooo:rsid="002ae43e" officeooo:paragraph-rsid="003801dd" style:font-weight-asian="normal" style:font-weight-complex="normal"/>
    </style:style>
    <style:style style:name="P23" style:family="paragraph" style:parent-style-name="Text_20_body">
      <style:text-properties fo:font-weight="normal" officeooo:rsid="002ae43e" officeooo:paragraph-rsid="003830e6" style:font-weight-asian="normal" style:font-weight-complex="normal"/>
    </style:style>
    <style:style style:name="P24" style:family="paragraph" style:parent-style-name="Text_20_body">
      <style:text-properties fo:font-weight="normal" officeooo:rsid="00315c25" officeooo:paragraph-rsid="00315c25" style:font-weight-asian="normal" style:font-weight-complex="normal"/>
    </style:style>
    <style:style style:name="P25" style:family="paragraph" style:parent-style-name="Text_20_body">
      <style:text-properties officeooo:paragraph-rsid="00299982"/>
    </style:style>
    <style:style style:name="P26" style:family="paragraph" style:parent-style-name="Text_20_body">
      <style:text-properties officeooo:paragraph-rsid="002b2a09"/>
    </style:style>
    <style:style style:name="P27" style:family="paragraph" style:parent-style-name="Text_20_body">
      <style:text-properties officeooo:paragraph-rsid="0034fcb2"/>
    </style:style>
    <style:style style:name="P28" style:family="paragraph" style:parent-style-name="Text_20_body">
      <style:text-properties fo:font-weight="bold" officeooo:rsid="003830e6" officeooo:paragraph-rsid="003830e6" style:font-weight-asian="bold" style:font-weight-complex="bold"/>
    </style:style>
    <style:style style:name="P29" style:family="paragraph" style:parent-style-name="Text_20_body">
      <style:text-properties fo:font-weight="bold" officeooo:rsid="003acbbc" officeooo:paragraph-rsid="003acbbc" style:font-weight-asian="bold" style:font-weight-complex="bold"/>
    </style:style>
    <style:style style:name="P30" style:family="paragraph" style:parent-style-name="Text_20_body">
      <style:text-properties fo:font-weight="bold" officeooo:rsid="001911d0" officeooo:paragraph-rsid="001911d0" style:font-weight-asian="bold" style:font-weight-complex="bold"/>
    </style:style>
    <style:style style:name="P31" style:family="paragraph" style:parent-style-name="Text_20_body">
      <style:text-properties fo:font-weight="bold" officeooo:rsid="003d028a" officeooo:paragraph-rsid="003d028a" style:font-weight-asian="bold" style:font-weight-complex="bold"/>
    </style:style>
    <style:style style:name="P32" style:family="paragraph" style:parent-style-name="Text_20_body">
      <style:text-properties fo:font-weight="normal" officeooo:rsid="002ae43e" officeooo:paragraph-rsid="002e24f5" style:font-weight-asian="normal" style:font-weight-complex="normal"/>
    </style:style>
    <style:style style:name="P33" style:family="paragraph" style:parent-style-name="Text_20_body">
      <style:text-properties fo:font-weight="normal" officeooo:rsid="002ae43e" officeooo:paragraph-rsid="003b8a8f" style:font-weight-asian="normal" style:font-weight-complex="normal"/>
    </style:style>
    <style:style style:name="T1" style:family="text">
      <style:text-properties officeooo:rsid="00185a25"/>
    </style:style>
    <style:style style:name="T2" style:family="text">
      <style:text-properties officeooo:rsid="0018ca7e"/>
    </style:style>
    <style:style style:name="T3" style:family="text">
      <style:text-properties officeooo:rsid="0022649a"/>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2463f2" style:font-style-asian="normal" style:font-weight-asian="normal" style:font-style-complex="normal" style:font-weight-complex="normal"/>
    </style:style>
    <style:style style:name="T6" style:family="text">
      <style:text-properties officeooo:rsid="002b2a09"/>
    </style:style>
    <style:style style:name="T7" style:family="text">
      <style:text-properties officeooo:rsid="002c58e0"/>
    </style:style>
    <style:style style:name="T8" style:family="text">
      <style:text-properties officeooo:rsid="002c5a7d"/>
    </style:style>
    <style:style style:name="T9" style:family="text">
      <style:text-properties officeooo:rsid="002d09d1"/>
    </style:style>
    <style:style style:name="T10" style:family="text">
      <style:text-properties officeooo:rsid="002e24f5"/>
    </style:style>
    <style:style style:name="T11" style:family="text">
      <style:text-properties officeooo:rsid="002f6cc0"/>
    </style:style>
    <style:style style:name="T12" style:family="text">
      <style:text-properties officeooo:rsid="0030d31a"/>
    </style:style>
    <style:style style:name="T13" style:family="text">
      <style:text-properties officeooo:rsid="00315c25"/>
    </style:style>
    <style:style style:name="T14" style:family="text">
      <style:text-properties officeooo:rsid="00324be6"/>
    </style:style>
    <style:style style:name="T15" style:family="text">
      <style:text-properties fo:font-weight="normal" style:font-weight-asian="normal" style:font-weight-complex="normal"/>
    </style:style>
    <style:style style:name="T16" style:family="text">
      <style:text-properties fo:font-weight="normal" officeooo:rsid="002ae43e" style:font-weight-asian="normal" style:font-weight-complex="normal"/>
    </style:style>
    <style:style style:name="T17" style:family="text">
      <style:text-properties fo:font-weight="normal" officeooo:rsid="00315c25" style:font-weight-asian="normal" style:font-weight-complex="normal"/>
    </style:style>
    <style:style style:name="T18" style:family="text">
      <style:text-properties fo:font-weight="bold" officeooo:rsid="00315c25" style:font-weight-asian="bold" style:font-weight-complex="bold"/>
    </style:style>
    <style:style style:name="T19" style:family="text">
      <style:text-properties fo:font-weight="bold" officeooo:rsid="00343467" style:font-weight-asian="bold" style:font-weight-complex="bold"/>
    </style:style>
    <style:style style:name="T20" style:family="text">
      <style:text-properties fo:font-weight="bold" officeooo:rsid="0036dd21" style:font-weight-asian="bold" style:font-weight-complex="bold"/>
    </style:style>
    <style:style style:name="T21" style:family="text">
      <style:text-properties fo:font-weight="bold" officeooo:rsid="003830e6" style:font-weight-asian="bold" style:font-weight-complex="bold"/>
    </style:style>
    <style:style style:name="T22" style:family="text">
      <style:text-properties fo:font-weight="bold" officeooo:rsid="003acbbc" style:font-weight-asian="bold" style:font-weight-complex="bold"/>
    </style:style>
    <style:style style:name="T23" style:family="text">
      <style:text-properties fo:font-weight="bold" officeooo:rsid="003d028a" style:font-weight-asian="bold" style:font-weight-complex="bold"/>
    </style:style>
    <style:style style:name="T24" style:family="text">
      <style:text-properties officeooo:rsid="00343467"/>
    </style:style>
    <style:style style:name="T25" style:family="text">
      <style:text-properties officeooo:rsid="0036dd21"/>
    </style:style>
    <style:style style:name="T26" style:family="text">
      <style:text-properties officeooo:rsid="003801dd"/>
    </style:style>
    <style:style style:name="T27" style:family="text">
      <style:text-properties officeooo:rsid="003830e6"/>
    </style:style>
    <style:style style:name="T28" style:family="text">
      <style:text-properties officeooo:rsid="00180a85"/>
    </style:style>
    <style:style style:name="T29" style:family="text">
      <style:text-properties officeooo:rsid="003a6a40"/>
    </style:style>
    <style:style style:name="T30" style:family="text">
      <style:text-properties officeooo:rsid="003acb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ys<text:span text:style-name="T2">j</text:span>unkc<text:span text:style-name="T2">y</text:span>jne pr<text:span text:style-name="T2">o</text:span>gramowanie logiczne dla rozwiązywania <text:s/>harmonogramowania obserwacji satelitarnych</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text:soft-page-break/>— spis treści;</text:p>
      <text:p text:style-name="P15">— wstęp – objętość 2-3 strony (przedstawienie problemu pracy, motywów</text:p>
      <text:p text:style-name="P15">wyboru tematu, celu badań autora, prezentacja struktury pracy – po 2-3</text:p>
      <text:p text:style-name="P15">zdania o każdym rozdziale);</text:p>
      <text:p text:style-name="P15">— rozdziały:</text:p>
      <text:p text:style-name="P15">— rozdział I – teoretyczny (celem rozdziału jest ukazanie ogólnych ram</text:p>
      <text:p text:style-name="P15">teoretycznych problematyki pracy, tj. zdefiniowanie kluczowych pojęć,</text:p>
      <text:p text:style-name="P15">prezentacja głównych teorii i koncepcji), objętość 10–25 stron;</text:p>
      <text:p text:style-name="P15">— rozdział II – teoretyczny (celem rozdziału jest zaprezentowanie do-</text:p>
      <text:p text:style-name="P15">tychczasowego dorobku naukowego dotyczącego problemu pracy –</text:p>
      <text:p text:style-name="P15">rozdział II, podobnie jak I oparty jest o studia literaturowe), objętość</text:p>
      <text:p text:style-name="P15">10–25 stron;</text:p>
      <text:p text:style-name="P15">— rozdział III – empiryczny (charakterystyka miejsca badań autora –</text:p>
      <text:p text:style-name="P15">w przypadku problemu optymalizacyjnego np.: historia powstania,</text:p>
      <text:p text:style-name="P15">przedmiot analizy, struktura algorytmu, efektywnośc, porównanie z</text:p>
      <text:p text:style-name="P15">innymi algorytmami, wyniki działania), objętość 20–25 stron;</text:p>
      <text:p text:style-name="P15">— rozdział IV - empiryczny (wyniki badań własnych autora – w tym:</text:p>
      <text:p text:style-name="P15">omówienie metody badań empirycznych, prezentacja wyników badań,</text:p>
      <text:p text:style-name="P15">wnioski z badań), objętość 10–25 stron;</text:p>
      <text:p text:style-name="P15">— każdy rozdział powinien się składać z kilku (2–5) podrozdziałów;</text:p>
      <text:p text:style-name="P15">— zakończenie – objętość 1–3 strony (podsumowanie badań autora, propo-</text:p>
      <text:p text:style-name="P15">zycje dla następnych kontynuatorów – co usprawnić?);</text:p>
      <text:p text:style-name="P15">— bibliografia - nie mniej niż 20 źródeł;</text:p>
      <text:p text:style-name="P15">— spis tablic – numer, tytuł, strona;</text:p>
      <text:p text:style-name="P15">— spis rysunków (rysunki, wykresy, schematy, diagramy) – numer, tytuł,</text:p>
      <text:p text:style-name="P15">strona;</text:p>
      <text:p text:style-name="P15">— aneks – ewentualne załączniki.</text:p>
      <text:p text:style-name="P1"/>
      <text:p text:style-name="P1">1. Wstęp</text:p>
      <text:p text:style-name="P15">- <text:span text:style-name="T1">obserwacje satelitarne we współczesnym świecie</text:span></text:p>
      <text:p text:style-name="P15">- <text:span text:style-name="T1">przyszłość obserwacji satelitarnych</text:span></text:p>
      <text:p text:style-name="P15">- <text:span text:style-name="T1">zapotrzebowanie na czas pracy satelitów</text:span></text:p>
      <text:p text:style-name="P18"><text:soft-page-break/>Satelity stały się <text:span text:style-name="T27">kluczowym</text:span> narzędziem wykorzystywanym w codziennym życiu. <text:span text:style-name="T27">Ich zastosowanie jest niesamowicie szerokie, początkowo wykorzystywane</text:span> w celach militarnych, <text:span text:style-name="T27">szybko znalazły zastosowanie</text:span> <text:span text:style-name="T12">przy </text:span>prognozowaniu zjawisk naturalnych, <text:span text:style-name="T27">skorzystały z nich telewizje, urządzenia telekomunikacyjne i systemy nawigacyjne, a gromadzone dzięki nim dane są kluczowe</text:span> <text:span text:style-name="T12">przy </text:span>wszelkiego rodzaju bada<text:span text:style-name="T13">niach</text:span> naukowych.</text:p>
      <text:p text:style-name="P10">1.1. Zawartość pracy</text:p>
      <text:p text:style-name="P24">- wypunktowana zawartość pracy</text:p>
      <text:p text:style-name="P1">2. <text:span text:style-name="T13">Wprowadzenie</text:span></text:p>
      <text:p text:style-name="P16">- <text:span text:style-name="T13">problem harmonogramowania</text:span></text:p>
      <text:p text:style-name="P16">- <text:span text:style-name="T14">orbita, kryteria klasyfikacji z przytoczeniem podziału orbit geocentrycznych ze względu na wysokość</text:span></text:p>
      <text:p text:style-name="P16"/>
      <text:p text:style-name="P16">Model dla problemu łączenia zadań z satelitami powinien zawierać:<text:line-break/>- podstawową wersje problemu (zbiór zadań, zbiór satelitów oraz okna czasowe),<text:line-break/>- skończoną pamięć satelitów,<text:line-break/>- stacje naziemne,<text:line-break/>- skończoną energię satelitów,<text:line-break/>- zadania awaryjne,<text:line-break/>- stacje kontrolne.</text:p>
      <text:p text:style-name="P25">Dane uzyskujemy na podstawie symulacji i założonych ograniczeń.</text:p>
      <text:p text:style-name="P17"/>
      <text:p text:style-name="P17"/>
      <text:p text:style-name="P17"/>
      <text:p text:style-name="P17"/>
      <text:p text:style-name="P4"><text:span text:style-name="Citation"><text:span text:style-name="T3">problem harmonogramowania</text:span></text:span></text:p>
      <text:p text:style-name="P5"><text:span text:style-name="Citation"><text:span text:style-name="T7">&lt;tutaj przegląd klasyfikacja problemów&gt;</text:span></text:span></text:p>
      <text:p text:style-name="P6"><text:span text:style-name="Citation"><text:span text:style-name="T8">Introduction to theory of computation</text:span></text:span></text:p>
      <text:p text:style-name="P4"><text:span text:style-name="Citation"><text:span text:style-name="T4">However, there are many constraints that need to be satisfied in order to create feasible schedules. The demands can be specified in various ways, different legal requirements need to be respected and employee satisfaction has to be taken into account. Therefore, automated solutions are mandatory to stay competitive. However, even then it is often hard to provide good solutions in reasonable time as many of the problems are NP-hard.</text:span></text:span></text:p>
      <text:p text:style-name="P4"><text:span text:style-name="Citation"><text:span text:style-name="T4">While not each problem will require the whole set of available restrictions, it is cumbersome to develop a new specification format and corresponding solver for each problem. Often these can not be well applied to similar problems differing in some requirements. On the other hand it is a challenging task to provide a general formulation and solution methods that can solve large integrated problems, as even several sub-problems on their own are known to be NP-hard.</text:span></text:span></text:p>
      <text:p text:style-name="P4"><text:span text:style-name="Citation"><text:span text:style-name="T4"/></text:span></text:p>
      <text:p text:style-name="P19"><text:soft-page-break/>W pracy przyjęto następ<text:span text:style-name="T9">u</text:span>jące definicje kluczowych pojęć:</text:p>
      <text:p text:style-name="P26"><text:span text:style-name="T16">- harmonogramowanie – </text:span><text:span text:style-name="T18">[sjp]</text:span><text:span text:style-name="T17"> planowanie prac poprzez przydzielanie zasobów pracy i narzędzi do zadań oraz ustalenie rozkładu tych zadań w czasie</text:span></text:p>
      <text:p text:style-name="P27">- orbita <text:span text:style-name="T19">[brt]</text:span><text:span text:style-name="T24"> – droga obiektu krążącego wokół przyciągającej go masy w przestrzeni, na przykład planety krążącej wokół Słońca lub satelity wokół planety</text:span></text:p>
      <text:p text:style-name="P21">- satelita <text:span text:style-name="T11">obserwacyjny </text:span><text:span text:style-name="T20">[awsswmt]</text:span><text:span text:style-name="T25"> – urządzenie umieszczone na orbicie Ziemi, którego zadaniem jest detekcja i pozyskanie danych dotyczących określonych obszarów na powierzchni planety zgodnie z ciągłymi potrzebami, a także dostarczenie tych danych do stacji naziemnej.</text:span></text:p>
      <text:p text:style-name="P19">- zadanie obserwacyjne <text:span text:style-name="T10">(i priorytet zadania) – czynność wykonywana przez satelitę obserwacyjego znajdującego się na orbicie polegająca na zgromadzeniu wymaganych danych dotyczących obszaru na powierzchni planety. Każde zadanie ma określony koszt czasowy i zużywa określoną ilość pamięci komputera satelity</text:span></text:p>
      <text:p text:style-name="P20">- <text:span text:style-name="T10">awaryjne zadanie obserwacyjne – szczególny typ zadania obserwacyjnego, który wymaga jego natychmiastowego wykonania</text:span></text:p>
      <text:p text:style-name="P19">- okno czasowe – <text:span text:style-name="T29">przedział czasu (koszt) potrzebny na wykonanie danego zadania obserwacyjnego lub komunikację z daną stacją</text:span></text:p>
      <text:p text:style-name="P23">- <text:span text:style-name="T26">stacja TTC&amp;M – </text:span><text:span text:style-name="T21">[scse] </text:span><text:span text:style-name="T29">umożliwia wszelką komunikację z satelitą w celu wymiany danych, jej zarządzania i sterowania</text:span></text:p>
      <text:p text:style-name="P19">- <text:span text:style-name="T10">stacja kontrolna - rodzaj stacji TTC&amp;M, którego zadaniem jest przesyłanie danych dotyczących zarządzania satelitami</text:span></text:p>
      <text:p text:style-name="P22">- <text:span text:style-name="T10">stacja naziemna - rodzaj stacji TTC&amp;M, którego zadaniem jest odbiór danych zgromadzonych w pamięci komputera satelit</text:span></text:p>
      <text:p text:style-name="P20">- model DPL – <text:span text:style-name="T30">(encoding) </text:span><text:span text:style-name="T22">[cg]</text:span><text:span text:style-name="T30"> – uogólniony, deklaratywny opis rozwiązania danego problemu, zapisana w formie faktów i reguł, niezależna od konkretnej postaci (instancji) problemu. #TODO rozpisać w innym rozdziale na temat ASP</text:span></text:p>
      <text:p text:style-name="P33">- <text:span text:style-name="T6">instancja problemu – konkretna, rzeczywista postać danego problemu pozwalająca na analizę w celu znalezienia rozwiązania </text:span><text:span text:style-name="T23">[cg]</text:span></text:p>
      <text:p text:style-name="P20"/>
      <text:p text:style-name="P31">2.2. Answer Set Programming</text:p>
      <text:p text:style-name="P29">ASP<text:span text:style-name="T15"> – (Answer Set Programming) – …</text:span></text:p>
      <text:p text:style-name="P29"><text:span text:style-name="T15">system rozwiązywania problemów stosujący deklaratywne podejście w opracowywaniu sposobu rozwiązania. </text:span></text:p>
      <text:p text:style-name="P30"/>
      <text:p text:style-name="P30">Model DLP (ASP) wraz z analizą na podstawie problemu</text:p>
      <text:p text:style-name="P1">Format pliku instancji problemu</text:p>
      <text:p text:style-name="P9"/>
      <text:p text:style-name="P15"><text:soft-page-break/>A satellite is a moon, planet or machine that orbits a planet or star. For example, Earth is a satellite because it orbits the sun. Likewise, the moon is a satellite because it orbits Earth. Usually, the word "satellite" refers to a machine that is launched into space and moves around Earth or another body in space.</text:p>
      <text:p text:style-name="Text_20_body">Earth and the moon are examples of natural satellites. Thousands of artificial, or man-made, satellites orbit Earth. Some take pictures of the planet that help meteorologists predict weather and track hurricanes. Some take pictures of other planets, the sun, black holes, dark matter or faraway galaxies. These pictures help scientists better understand the solar system and universe.</text:p>
      <text:p text:style-name="Text_20_body">Still other satellites are used mainly for communications, such as beaming TV signals and phone calls around the world. A group of more than 20 satellites make up the Global Positioning System, or GPS. If you have a GPS receiver, these satellites can help figure out your exact location.</text:p>
      <text:p text:style-name="P1"><text:span text:style-name="Citation"/></text:p>
      <text:p text:style-name="P1"><text:span text:style-name="Citation"/></text:p>
      <text:p text:style-name="P2"><text:span text:style-name="Citation"><text:span text:style-name="T4"/></text:span></text:p>
      <text:p text:style-name="P2"><text:span text:style-name="Citation"><text:span text:style-name="T4"/></text:span></text:p>
      <text:p text:style-name="P2"><text:span text:style-name="Citation"><text:span text:style-name="T4"/></text:span></text:p>
      <text:p text:style-name="P2"><text:span text:style-name="Citation"><text:span text:style-name="T4"/></text:span></text:p>
      <text:p text:style-name="P3"><text:span text:style-name="Citation"><text:span text:style-name="T5">BIBLIOGRAFIA</text:span></text:span></text:p>
      <text:p text:style-name="P7"><text:a xlink:type="simple" xlink:href="http://www.ucsusa.org/nuclear-weapons/space-weapons/satellite-database" text:style-name="Internet_20_link" text:visited-style-name="Visited_20_Internet_20_Link"><text:span text:style-name="Citation"><text:span text:style-name="T28">"UCS Satellite Database"</text:span></text:span></text:a><text:span text:style-name="Citation"><text:span text:style-name="T28">. Union of Concerned Scientists. 10 August 2018. Retrieved 27 September 2018. - </text:span></text:span><text:span text:style-name="Citation">plik excel</text:span></text:p>
      <text:p text:style-name="P8"><text:a xlink:type="simple" xlink:href="https://www.nasa.gov/audience/forstudents/5-8/features/nasa-knows/what-is-a-satellite-58.html" text:style-name="Internet_20_link" text:visited-style-name="Visited_20_Internet_20_Link">https://www.nasa.gov/audience/forstudents/5-8/features/nasa-knows/what-is-a-satellite-58.html</text:a></text:p>
      <text:p text:style-name="P8"><text:a xlink:type="simple" xlink:href="https://www.ucsusa.org/resources/satellite-database" text:style-name="Internet_20_link" text:visited-style-name="Visited_20_Internet_20_Link">https://www.ucsusa.org/resources/satellite-database</text:a></text:p>
      <text:p text:style-name="P11">Programista 3/2018 (70) 285358</text:p>
      <text:p text:style-name="P12">[sjp] – Słownik języka polskiego <text:a xlink:type="simple" xlink:href="https://sjp.pl/harmonogramowanie" text:style-name="Internet_20_link" text:visited-style-name="Visited_20_Internet_20_Link">https://sjp.pl/harmonogramowanie</text:a></text:p>
      <text:p text:style-name="P13">[brt] - encyklopedia britanica <text:a xlink:type="simple" xlink:href="https://www.britannica.com/science/orbit-astronomy" text:style-name="Internet_20_link" text:visited-style-name="Visited_20_Internet_20_Link">https://www.britannica.com/science/orbit-astronomy</text:a></text:p>
      <text:p text:style-name="P14">[awsswmt] - Autonomiczny wieloczujnikowy system satelitarny na wieloagentowym modelu tablicowym</text:p>
      <text:p text:style-name="P28">[scse] - Satellite Communications Systems Engineering Atmospheric Effects, Satellite Link Designand System Performance</text:p>
      <text:p text:style-name="P29">[cg] Clingo guide - potass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21:21:59.076498196</meta:creation-date>
    <dc:date>2020-08-25T21:19:09.814081078</dc:date>
    <meta:editing-duration>PT5H37M18S</meta:editing-duration>
    <meta:editing-cycles>15</meta:editing-cycles>
    <meta:generator>LibreOffice/6.0.7.3$Linux_X86_64 LibreOffice_project/00m0$Build-3</meta:generator>
    <meta:document-statistic meta:table-count="0" meta:image-count="0" meta:object-count="0" meta:page-count="5" meta:paragraph-count="75" meta:word-count="983" meta:character-count="7353" meta:non-whitespace-character-count="6410"/>
  </office:meta>
</office:document-meta>
</file>